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2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4"/>
    <style:style style:name="P21" style:family="paragraph" style:parent-style-name="Text_20_body" style:list-style-name="L4"/>
    <style:style style:name="P22" style:family="paragraph" style:parent-style-name="Text_20_body" style:list-style-name="L5"/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отсутствует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ext_20_body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ext_20_body">А с грамматиками все не так.</text:p>
      <text:p text:style-name="Text_20_body">Сослаться на Клинта</text:p>
      <text:list text:style-name="L1">
        <text:list-item>
          <text:p text:style-name="P1">Смешение аспектов</text:p>
        </text:list-item>
        <text:list-item>
          <text:p text:style-name="P1">Плохая читаемость</text:p>
        </text:list-item>
        <text:list-item>
          <text:p text:style-name="P1">Отсутствие модульности</text:p>
        </text:list-item>
        <text:list-item>
          <text:p text:style-name="P1">Затруднено повторное использование</text:p>
        </text:list-item>
        <text:list-item>
          <text:p text:style-name="P1">Отсутствует разделение уровней абстракции</text:p>
        </text:list-item>
        <text:list-item>
          <text:p text:style-name="P1">Ранний выбор технологии</text:p>
        </text:list-item>
      </text:list>
      <text:h text:style-name="Heading_20_3" text:outline-level="3">Современное состояние</text:h>
      <text:p text:style-name="Text_20_body">Многие делают все руками</text:p>
      <text:p text:style-name="Text_20_body">ANTLR (Tree parsers)</text:p>
      <text:p text:style-name="Text_20_body">SableCC (схема трансляции)</text:p>
      <text:p text:style-name="Text_20_body">AFS+SDF – нет генерации и многого другого</text:p>
      <text:p text:style-name="Text_20_body">TCS – узко-специальный тул</text:p>
      <text:h text:style-name="Heading_20_3" text:outline-level="3">Что мы предлагаем</text:h>
      <text:p text:style-name="Text_20_body">Разделить все возможные аспекты и уровни абстракции.</text:p>
      <text:p text:style-name="Text_20_body">Использовать для этого MDD и AOP: запросы и трансформации.</text:p>
      <text:p text:style-name="Text_20_body">Это позволит решить означенные выше проблемы.</text:p>
      <text:h text:style-name="Heading_20_2" text:outline-level="2">Определение грамматики</text:h>
      <text:p text:style-name="Text_20_body">Грамматика – модель</text:p>
      <text:p text:style-name="Text_20_body">Нетерминал -&gt; ENBF-определение</text:p>
      <text:p text:style-name="Text_20_body">Каждому вхождению символа может быть сопоставлен набор атрибутов (метаданные)</text:p>
      <text:p text:style-name="Text_20_body">Теор. каждому терму (один символ или что-то в скобках) может быть сопоставлен набор метаданных</text:p>
      <text:p text:style-name="Text_20_body">Метаданные плоские: атрибут=значение или просто атрибут, выделена форма значение:символ для атрибута name</text:p>
      <text:h text:style-name="Heading_20_2" text:outline-level="2">Язык запросов</text:h>
      <text:p text:style-name="Text_20_body"><text:tab/>Запрос выдает набор объектов, удовлетворяющий данным условиям</text:p>
      <text:p text:style-name="Text_20_body">Простые фильтры</text:p>
      <text:list text:style-name="L2">
        <text:list-item>
          <text:p text:style-name="P7">фильтр по имени</text:p>
        </text:list-item>
        <text:list-item>
          <text:p text:style-name="P7">по типу (терминал, нетерминал, символ</text:p>
        </text:list-item>
        <text:list-item>
          <text:p text:style-name="P7">по последовательности вхождений (рег. выражение)</text:p>
        </text:list-item>
        <text:list-item>
          <text:p text:style-name="P7">именование конструкций: создание переменных для дальнейшего использования</text:p>
        </text:list-item>
      </text:list>
      <text:p text:style-name="Text_20_body">Метаданные (может, следует вынести в раздел про метаданные)</text:p>
      <text:list text:style-name="L2">
        <text:list-item text:start-value="1">
          <text:p text:style-name="P7">по метаданным (на совпадение)</text:p>
        </text:list-item>
      </text:list>
      <text:p text:style-name="Text_20_body">Альтернативы</text:p>
      <text:list text:style-name="L2">
        <text:list-item text:start-value="1">
          <text:p text:style-name="P7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ext_20_body">Операции с выбранными множествами</text:p>
      <text:list text:style-name="L2">
        <text:list-item text:start-value="1">
          <text:p text:style-name="P7">Можно объединять, пересекать и вычитать множества</text:p>
        </text:list-item>
        <text:list-item>
          <text:p text:style-name="P7">Можно делать несколько запросов, а потом обрабатывать их результаты в одной акции</text:p>
        </text:list-item>
        <text:list-item>
          <text:p text:style-name="P7">Это должно быть в языке запросов, чтобы не встраивать в каждый язык преобразований по-своему.</text:p>
        </text:list-item>
      </text:list>
      <text:h text:style-name="Heading_20_2" text:outline-level="2">Преобразования</text:h>
      <text:p text:style-name="Text_20_body"><text:tab/>Преобразования обрабатывают результаты запросов, создавая полезные артефакты</text:p>
      <text:p text:style-name="Text_20_body">Сообщения об ошибках</text:p>
      <text:list text:style-name="L3">
        <text:list-item>
          <text:p text:style-name="P16">На пустоту</text:p>
        </text:list-item>
        <text:list-item>
          <text:p text:style-name="P16">На непустоту</text:p>
        </text:list-item>
        <text:list-item>
          <text:p text:style-name="P16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ext_20_body">Генерация новой грамматики</text:p>
      <text:list text:style-name="L4">
        <text:list-item>
          <text:p text:style-name="P19">пространство объектов с первичными ключами</text:p>
        </text:list-item>
        <text:list-item>
          <text:p text:style-name="P19">операторы rule ... -&gt; и rule ... |&gt; для определения правила и добавления альтернативы</text:p>
        </text:list-item>
        <text:list-item>
          <text:p text:style-name="P19">Возможность копирования части старой грамматики (аналогия с XSLT)</text:p>
        </text:list-item>
      </text:list>
      <text:p text:style-name="Text_20_body">Генерация модели</text:p>
      <text:p text:style-name="Text_20_body"><text:tab/>Подробно не расписывать</text:p>
      <text:p text:style-name="Text_20_body">Генерация кода</text:p>
      <text:list text:style-name="L5">
        <text:list-item>
          <text:p text:style-name="P22">С возможностью сообщать об ошибках</text:p>
        </text:list-item>
      </text:list>
      <text:h text:style-name="Heading_20_2" text:outline-level="2">Метаданные</text:h>
      <text:p text:style-name="Text_20_body">Метаданные в запросах: выборка по совпадению</text:p>
      <text:p text:style-name="Text_20_body">Метаданные в трансформациях: поля</text:p>
      <text:p text:style-name="Text_20_body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const</text:p>
      <text:p text:style-name="Text_20_body"><text:s text:c="2"/>PLUS = {name = 'Plus'; assoc=left; super='Expression'; arg='Plus'}</text:p>
      <text:p text:style-name="Text_20_body"><text:s text:c="2"/>MULT = {name = 'Mult'; assoc=left; super='Plus'; arg='Pow'}</text:p>
      <text:p text:style-name="Text_20_body"><text:s text:c="2"/>POW = {name = 'Pow'; assoc=right; super='Mult'; arg='Factor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 |&gt; op;</text:p>
      <text:p text:style-name="Text_20_body"><text:tab/>rule Super[op.super] -&gt; Operation[op.name];</text:p>
      <text:p text:style-name="Text_20_body">}</text:p>
      <text:p text:style-name="Text_20_body">map [op:#symbol{assoc=left}] {</text:p>
      <text:p text:style-name="Text_20_body"><text:tab/>rule Operation[op.name] -&gt; Arg[op.arg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abstract Expression{value()}</text:p>
      <text:p text:style-name="Text_20_body">abstract BinExpr : Expression {left : Expression, right:Expression}</text:p>
      <text:p text:style-name="Text_20_body">Plus : BinExpr</text:p>
      <text:p text:style-name="Text_20_body">Mult : BinExpr</text:p>
      <text:p text:style-name="Text_20_body">Num : Expression</text:p>
      <text:p text:style-name="Text_20_body">Генерация кода</text:p>
      <text:p text:style-name="Text_20_body">ANTLR: построение дерева выражения</text:p>
      <text:p text:style-name="Text_20_body">Эволюция грамматики</text:p>
      <text:p text:style-name="Text_20_body">Добавили Operation -&gt; ...| '=' : {name='Rel', assoc=left, super='Expression', arg='Plus'}</text:p>
      <text:p text:style-name="Text_20_body">(еще можно добавить ^ - она правоаасоциативна)</text:p>
      <text:p text:style-name="Text_20_body">почти ничего менять не надо</text:p>
      <text:p text:style-name="Text_20_body">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date>2008-02-12T18:50:39</dc:date>
    <meta:editing-cycles>81</meta:editing-cycles>
    <meta:editing-duration>P1DT17H31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3" meta:word-count="651" meta:character-count="5148"/>
  </office:meta>
</office:document-meta>
</file>